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color="#000000" draw:fill="solid" draw:fill-color="#000000"/>
    </style:style>
    <style:style style:name="gr3" style:family="graphic" style:parent-style-name="standard">
      <style:graphic-properties draw:stroke="none" draw:fill="solid" draw:fill-color="#ff3333"/>
    </style:style>
    <style:style style:name="gr4" style:family="graphic" style:parent-style-name="standard">
      <style:graphic-properties draw:stroke="solid" svg:stroke-color="#ff3333" draw:fill="none"/>
    </style:style>
    <style:style style:name="gr5" style:family="graphic" style:parent-style-name="standard">
      <style:graphic-properties draw:stroke="none" draw:fill="solid" draw:fill-color="#006666"/>
    </style:style>
    <style:style style:name="gr6" style:family="graphic" style:parent-style-name="standard">
      <style:graphic-properties draw:stroke="solid" svg:stroke-color="#006666" draw:fill="none"/>
    </style:style>
    <style:style style:name="gr7" style:family="graphic" style:parent-style-name="standard">
      <style:graphic-properties draw:stroke="none" draw:fill="solid" draw:fill-color="#3333ff"/>
    </style:style>
    <style:style style:name="gr8" style:family="graphic" style:parent-style-name="standard">
      <style:graphic-properties draw:stroke="solid" svg:stroke-color="#3333ff" draw:fill="none"/>
    </style:style>
    <style:style style:name="gr9" style:family="graphic" style:parent-style-name="standard">
      <style:graphic-properties draw:stroke="none" draw:fill="solid" draw:fill-color="#ff00cc"/>
    </style:style>
    <style:style style:name="gr10" style:family="graphic" style:parent-style-name="standard">
      <style:graphic-properties draw:stroke="solid" svg:stroke-color="#ff00cc" draw:fill="none"/>
    </style:style>
    <style:style style:name="gr11" style:family="graphic" style:parent-style-name="standard">
      <style:graphic-properties draw:stroke="none" draw:fill="solid" draw:fill-color="#66ffff"/>
    </style:style>
    <style:style style:name="gr12" style:family="graphic" style:parent-style-name="standard">
      <style:graphic-properties draw:stroke="solid" svg:stroke-color="#66ffff" draw:fill="none"/>
    </style:style>
    <style:style style:name="gr13" style:family="graphic" style:parent-style-name="standard">
      <style:graphic-properties draw:stroke="solid" svg:stroke-width="0.151cm" svg:stroke-color="#000000" draw:fill="none" fo:padding-top="0.075cm" fo:padding-bottom="0.075cm" fo:padding-left="0.075cm" fo:padding-right="0.075cm"/>
    </style:style>
  </office:automatic-styles>
  <office:body>
    <office:drawing>
      <draw:page draw:name="page1" draw:style-name="dp1" draw:master-page-name="master-page3">
        <draw:polygon draw:style-name="gr1" draw:layer="layout" svg:width="35.56cm" svg:height="11.143cm" svg:x="0cm" svg:y="0cm" svg:viewBox="0 0 35561 11144" draw:points="0,0 35561,0 35561,11144 0,11144">
          <text:p/>
        </draw:polygon>
        <draw:polygon draw:style-name="gr2" draw:layer="layout" svg:width="0.893cm" svg:height="9.197cm" svg:x="5.813cm" svg:y="1.513cm" svg:viewBox="0 0 894 9198" draw:points="445,9198 0,9198 0,0 894,0 894,9198">
          <text:p/>
        </draw:polygon>
        <draw:path draw:style-name="gr3" draw:layer="layout" svg:width="9.937cm" svg:height="1.189cm" svg:x="1.27cm" svg:y="9.581cm" svg:viewBox="0 0 9938 1190" svg:d="M4968 0c2815 0 4970 257 4970 594 0 335-2155 592-4970 592-2820 0-4968-257-4968-592 0-337 2148-594 4968-594zM0 0zM9938 1190z">
          <text:p/>
        </draw:path>
        <draw:path draw:style-name="gr4" draw:layer="layout" svg:width="9.937cm" svg:height="1.185cm" svg:x="1.27cm" svg:y="9.581cm" svg:viewBox="0 0 9938 1186" svg:d="M4968 0c2815 0 4970 257 4970 594 0 335-2155 592-4970 592-2820 0-4968-257-4968-592 0-337 2148-594 4968-594z">
          <text:p/>
        </draw:path>
        <draw:polygon draw:style-name="gr4" draw:layer="layout" svg:width="0cm" svg:height="0cm" svg:x="1.27cm" svg:y="9.581cm" svg:viewBox="0 0 0 0" draw:points="0,0">
          <text:p/>
        </draw:polygon>
        <draw:polygon draw:style-name="gr4" draw:layer="layout" svg:width="0cm" svg:height="0cm" svg:x="11.207cm" svg:y="10.77cm" svg:viewBox="0 0 0 0" draw:points="0,0">
          <text:p/>
        </draw:polygon>
        <draw:path draw:style-name="gr5" draw:layer="layout" svg:width="8.118cm" svg:height="1.136cm" svg:x="2.151cm" svg:y="8.484cm" svg:viewBox="0 0 8119 1137" svg:d="M4058 0c2304 0 4061 248 4061 569s-1757 568-4061 568c-2301 0-4058-247-4058-568s1757-569 4058-569zM0 0zM8119 1137z">
          <text:p/>
        </draw:path>
        <draw:path draw:style-name="gr6" draw:layer="layout" svg:width="8.118cm" svg:height="1.136cm" svg:x="2.151cm" svg:y="8.484cm" svg:viewBox="0 0 8119 1137" svg:d="M4058 0c2304 0 4061 248 4061 569s-1757 568-4061 568c-2301 0-4058-247-4058-568s1757-569 4058-569z">
          <text:p/>
        </draw:path>
        <draw:polygon draw:style-name="gr6" draw:layer="layout" svg:width="0cm" svg:height="0cm" svg:x="2.151cm" svg:y="8.484cm" svg:viewBox="0 0 0 0" draw:points="0,0">
          <text:p/>
        </draw:polygon>
        <draw:polygon draw:style-name="gr6" draw:layer="layout" svg:width="0cm" svg:height="0cm" svg:x="10.269cm" svg:y="9.62cm" svg:viewBox="0 0 0 0" draw:points="0,0">
          <text:p/>
        </draw:polygon>
        <draw:path draw:style-name="gr7" draw:layer="layout" svg:width="5.719cm" svg:height="1.14cm" svg:x="3.294cm" svg:y="7.383cm" svg:viewBox="0 0 5720 1141" svg:d="M2861 0c1620 0 2859 248 2859 569 0 325-1239 572-2859 572-1622 0-2861-247-2861-572 0-321 1239-569 2861-569zM0 0zM5720 1141z">
          <text:p/>
        </draw:path>
        <draw:path draw:style-name="gr8" draw:layer="layout" svg:width="5.719cm" svg:height="1.14cm" svg:x="3.294cm" svg:y="7.383cm" svg:viewBox="0 0 5720 1141" svg:d="M2861 0c1620 0 2859 248 2859 569 0 325-1239 572-2859 572-1622 0-2861-247-2861-572 0-321 1239-569 2861-569z">
          <text:p/>
        </draw:path>
        <draw:polygon draw:style-name="gr8" draw:layer="layout" svg:width="0cm" svg:height="0cm" svg:x="3.294cm" svg:y="7.383cm" svg:viewBox="0 0 0 0" draw:points="0,0">
          <text:p/>
        </draw:polygon>
        <draw:polygon draw:style-name="gr8" draw:layer="layout" svg:width="0cm" svg:height="0cm" svg:x="9.013cm" svg:y="8.523cm" svg:viewBox="0 0 0 0" draw:points="0,0">
          <text:p/>
        </draw:polygon>
        <draw:polygon draw:style-name="gr2" draw:layer="layout" svg:width="0.893cm" svg:height="9.197cm" svg:x="16.213cm" svg:y="1.513cm" svg:viewBox="0 0 894 9198" draw:points="449,9198 0,9198 0,0 894,0 894,9198">
          <text:p/>
        </draw:polygon>
        <draw:polygon draw:style-name="gr2" draw:layer="layout" svg:width="0.893cm" svg:height="9.197cm" svg:x="26.613cm" svg:y="1.513cm" svg:viewBox="0 0 894 9198" draw:points="448,9198 0,9198 0,0 894,0 894,9198">
          <text:p/>
        </draw:polygon>
        <draw:path draw:style-name="gr9" draw:layer="layout" svg:width="4.173cm" svg:height="1.136cm" svg:x="4.191cm" svg:y="6.286cm" svg:viewBox="0 0 4174 1137" svg:d="M2085 0c1182 0 2089 247 2089 568s-907 569-2089 569-2085-248-2085-569 903-568 2085-568zM0 0zM4174 1137z">
          <text:p/>
        </draw:path>
        <draw:path draw:style-name="gr10" draw:layer="layout" svg:width="4.173cm" svg:height="1.136cm" svg:x="4.191cm" svg:y="6.286cm" svg:viewBox="0 0 4174 1137" svg:d="M2085 0c1182 0 2089 247 2089 568s-907 569-2089 569-2085-248-2085-569 903-568 2085-568z">
          <text:p/>
        </draw:path>
        <draw:polygon draw:style-name="gr10" draw:layer="layout" svg:width="0cm" svg:height="0cm" svg:x="4.191cm" svg:y="6.286cm" svg:viewBox="0 0 0 0" draw:points="0,0">
          <text:p/>
        </draw:polygon>
        <draw:polygon draw:style-name="gr10" draw:layer="layout" svg:width="0cm" svg:height="0cm" svg:x="8.364cm" svg:y="7.422cm" svg:viewBox="0 0 0 0" draw:points="0,0">
          <text:p/>
        </draw:polygon>
        <draw:path draw:style-name="gr11" draw:layer="layout" svg:width="2.759cm" svg:height="1.14cm" svg:x="4.91cm" svg:y="5.185cm" svg:viewBox="0 0 2760 1141" svg:d="M1380 0c784 0 1380 247 1380 568 0 325-596 573-1380 573s-1380-248-1380-573c0-321 596-568 1380-568zM0 0zM2760 1141z">
          <text:p/>
        </draw:path>
        <draw:path draw:style-name="gr12" draw:layer="layout" svg:width="2.759cm" svg:height="1.14cm" svg:x="4.91cm" svg:y="5.185cm" svg:viewBox="0 0 2760 1141" svg:d="M1380 0c784 0 1380 247 1380 568 0 325-596 573-1380 573s-1380-248-1380-573c0-321 596-568 1380-568z">
          <text:p/>
        </draw:path>
        <draw:polygon draw:style-name="gr12" draw:layer="layout" svg:width="0cm" svg:height="0cm" svg:x="4.91cm" svg:y="5.185cm" svg:viewBox="0 0 0 0" draw:points="0,0">
          <text:p/>
        </draw:polygon>
        <draw:polygon draw:style-name="gr12" draw:layer="layout" svg:width="0cm" svg:height="0cm" svg:x="7.669cm" svg:y="6.325cm" svg:viewBox="0 0 0 0" draw:points="0,0">
          <text:p/>
        </draw:polygon>
        <draw:polygon draw:style-name="gr13" draw:layer="layout" svg:width="0cm" svg:height="0cm" svg:x="9.214cm" svg:y="5.097cm" svg:viewBox="0 0 0 0" draw:points="0,0">
          <text:p/>
        </draw:polygon>
        <draw:polygon draw:style-name="gr13" draw:layer="layout" svg:width="0cm" svg:height="0cm" svg:x="12.354cm" svg:y="9.63cm" svg:viewBox="0 0 0 0" draw:points="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19T17:34:19.354821556</dc:date>
    <dc:creator>elucterio </dc:creator>
    <meta:generator>LibreOffice/4.2.8.2$Linux_X86_64 LibreOffice_project/420m0$Build-2</meta:generator>
    <meta:editing-duration>P0D</meta:editing-duration>
    <meta:editing-cycles>1</meta:editing-cycles>
    <meta:document-statistic meta:object-count="26"/>
  </office:meta>
</office:document-meta>
</file>